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723cm" fo:min-width="27.2cm"/>
    </style:style>
    <style:style style:name="gr2" style:family="graphic" style:parent-style-name="standard">
      <style:graphic-properties draw:stroke="none" svg:stroke-color="#000000" draw:fill="none" draw:fill-color="#ffffff" fo:min-height="0.86cm"/>
    </style:style>
    <style:style style:name="gr3" style:family="graphic" style:parent-style-name="standard">
      <style:graphic-properties svg:stroke-color="#158466" draw:fill-color="#00a933" draw:textarea-horizontal-align="justify" draw:textarea-vertical-align="middle" draw:auto-grow-height="false" fo:min-height="7.09cm" fo:min-width="6.114cm"/>
    </style:style>
    <style:style style:name="gr4" style:family="graphic" style:parent-style-name="standard">
      <style:graphic-properties draw:stroke="none" svg:stroke-color="#000000" draw:fill="none" draw:fill-color="#ffffff" fo:min-height="1.073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svg:stroke-color="#158466" draw:fill-color="#00a933" draw:textarea-horizontal-align="justify" draw:textarea-vertical-align="middle" draw:auto-grow-height="false" fo:min-height="7.133cm" fo:min-width="6.114cm"/>
    </style:style>
    <style:style style:name="gr7" style:family="graphic" style:parent-style-name="standard">
      <style:graphic-properties draw:stroke="none" svg:stroke-color="#000000" draw:fill="none" draw:fill-color="#ffffff" fo:min-height="0.988cm"/>
    </style:style>
    <style:style style:name="gr8" style:family="graphic" style:parent-style-name="standard">
      <style:graphic-properties draw:stroke="none" svg:stroke-color="#000000" draw:fill="none" draw:fill-color="#ffffff" fo:min-height="1.372cm"/>
    </style:style>
    <style:style style:name="gr9" style:family="graphic" style:parent-style-name="standard">
      <style:graphic-properties svg:stroke-color="#b85c00" draw:fill-color="#ea7500" draw:textarea-horizontal-align="justify" draw:textarea-vertical-align="middle" draw:auto-grow-height="false" fo:min-height="5.341cm" fo:min-width="5.432cm"/>
    </style:style>
    <style:style style:name="gr10" style:family="graphic" style:parent-style-name="standard">
      <style:graphic-properties svg:stroke-color="#b85c00" draw:fill-color="#ea7500" draw:textarea-horizontal-align="justify" draw:textarea-vertical-align="middle" draw:auto-grow-height="false" fo:min-height="5.298cm" fo:min-width="5.432cm"/>
    </style:style>
    <style:style style:name="gr11" style:family="graphic" style:parent-style-name="standard">
      <style:graphic-properties svg:stroke-color="#b85c00" draw:fill-color="#ea7500" draw:textarea-horizontal-align="justify" draw:textarea-vertical-align="middle" draw:auto-grow-height="false" fo:min-height="5.17cm" fo:min-width="5.432cm"/>
    </style:style>
    <style:style style:name="gr12" style:family="graphic" style:parent-style-name="standard">
      <style:graphic-properties svg:stroke-color="#b85c00" draw:fill-color="#ea7500" draw:textarea-horizontal-align="justify" draw:textarea-vertical-align="middle" draw:auto-grow-height="false" fo:min-height="5.171cm" fo:min-width="5.432cm"/>
    </style:style>
    <style:style style:name="gr13" style:family="graphic" style:parent-style-name="standard">
      <style:graphic-properties draw:stroke="none" svg:stroke-color="#000000" draw:fill="none" draw:fill-color="#ffffff" fo:min-height="4.978cm"/>
    </style:style>
    <style:style style:name="gr14" style:family="graphic" style:parent-style-name="standard">
      <style:graphic-properties draw:stroke="none" svg:stroke-color="#000000" draw:fill="none" draw:fill-color="#ffffff" fo:min-height="0.817cm"/>
    </style:style>
    <style:style style:name="gr15" style:family="graphic" style:parent-style-name="standard">
      <style:graphic-properties draw:stroke="none" svg:stroke-color="#000000" draw:fill="none" draw:fill-color="#ffffff" fo:min-height="0.732cm"/>
    </style:style>
    <style:style style:name="gr16" style:family="graphic" style:parent-style-name="standard">
      <style:graphic-properties draw:stroke="none" svg:stroke-color="#000000" draw:fill="none" draw:fill-color="#ffffff" fo:min-height="2.134cm"/>
    </style:style>
    <style:style style:name="gr17" style:family="graphic" style:parent-style-name="standard">
      <style:graphic-properties svg:stroke-color="#158466" draw:fill-color="#00a933" draw:textarea-horizontal-align="justify" draw:textarea-vertical-align="middle" draw:auto-grow-height="false" fo:min-height="2.207cm" fo:min-width="6.114cm"/>
    </style:style>
    <style:style style:name="gr18" style:family="graphic" style:parent-style-name="standard">
      <style:graphic-properties svg:stroke-color="#158466" draw:fill-color="#00a933" draw:textarea-horizontal-align="justify" draw:textarea-vertical-align="middle" draw:auto-grow-height="false" fo:min-height="2.165cm" fo:min-width="6.1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ea75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1.97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31cm" svg:height="1.11cm" svg:x="13.785cm" svg:y="1.127cm">
          <draw:text-box>
            <text:p>Block</text:p>
          </draw:text-box>
        </draw:frame>
        <draw:custom-shape draw:style-name="gr3" draw:text-style-name="P3" draw:layer="layout" svg:width="6.614cm" svg:height="7.34cm" svg:x="1.256cm" svg:y="5.18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243cm" svg:height="1.323cm" svg:x="3.858cm" svg:y="5.481cm">
          <draw:text-box>
            <text:p>Bid</text:p>
          </draw:text-box>
        </draw:frame>
        <draw:custom-shape draw:style-name="gr3" draw:text-style-name="P3" draw:layer="layout" svg:width="6.614cm" svg:height="7.34cm" svg:x="8.084cm" svg:y="5.18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462cm" svg:height="1.673cm" svg:x="8.979cm" svg:y="5.481cm">
          <draw:text-box>
            <text:p>Client Validation</text:p>
          </draw:text-box>
        </draw:frame>
        <draw:custom-shape draw:style-name="gr6" draw:text-style-name="P3" draw:layer="layout" svg:width="6.614cm" svg:height="7.383cm" svg:x="15.04cm" svg:y="5.18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987cm" svg:height="1.238cm" svg:x="17.044cm" svg:y="5.524cm">
          <draw:text-box>
            <text:p>Payload</text:p>
          </draw:text-box>
        </draw:frame>
        <draw:custom-shape draw:style-name="gr3" draw:text-style-name="P3" draw:layer="layout" svg:width="6.614cm" svg:height="7.34cm" svg:x="21.847cm" svg:y="5.22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6.017cm" svg:height="1.622cm" svg:x="22.251cm" svg:y="5.567cm">
          <draw:text-box>
            <text:p>Manager Validation</text:p>
          </draw:text-box>
        </draw:frame>
        <draw:custom-shape draw:style-name="gr9" draw:text-style-name="P4" draw:layer="layout" svg:width="5.932cm" svg:height="5.591cm" svg:x="1.682cm" svg:y="6.7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932cm" svg:height="5.548cm" svg:x="8.552cm" svg:y="6.7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932cm" svg:height="5.42cm" svg:x="15.423cm" svg:y="6.8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5.932cm" svg:height="5.421cm" svg:x="22.208cm" svg:y="6.76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5.506cm" svg:height="5.228cm" svg:x="1.852cm" svg:y="7.017cm">
          <draw:text-box>
            <text:p>Client Id</text:p>
            <text:p>Client Name</text:p>
            <text:p>Client Certificate</text:p>
            <text:p>Auction Id</text:p>
            <text:p>Amount</text:p>
            <text:p>Timestamp</text:p>
            <text:p>Nonce</text:p>
          </draw:text-box>
        </draw:frame>
        <draw:frame draw:style-name="gr14" draw:text-style-name="P2" draw:layer="layout" svg:width="5.633cm" svg:height="1.067cm" svg:x="8.68cm" svg:y="6.889cm">
          <draw:text-box>
            <text:p>Signature</text:p>
          </draw:text-box>
        </draw:frame>
        <draw:frame draw:style-name="gr15" draw:text-style-name="P2" draw:layer="layout" svg:width="5.633cm" svg:height="0.982cm" svg:x="15.594cm" svg:y="7.017cm">
          <draw:text-box>
            <text:p>Some data</text:p>
          </draw:text-box>
        </draw:frame>
        <draw:frame draw:style-name="gr16" draw:text-style-name="P2" draw:layer="layout" svg:width="6.103cm" svg:height="2.384cm" svg:x="22.123cm" svg:y="7.017cm">
          <draw:text-box>
            <text:p>Signature</text:p>
            <text:p>Manager Certificate</text:p>
          </draw:text-box>
        </draw:frame>
        <draw:custom-shape draw:style-name="gr17" draw:text-style-name="P3" draw:layer="layout" svg:width="6.614cm" svg:height="2.457cm" svg:x="4.227cm" svg:y="2.365cm">
          <text:p text:style-name="P1">Previous hash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614cm" svg:height="2.457cm" svg:x="11.736cm" svg:y="2.365cm">
          <text:p text:style-name="P1">Block Number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614cm" svg:height="2.415cm" svg:x="19.141cm" svg:y="2.407cm">
          <text:p text:style-name="P1">Non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6T14:14:27.772104339</meta:creation-date>
    <dc:date>2019-01-26T15:14:39.569172199</dc:date>
    <meta:editing-duration>PT12M28S</meta:editing-duration>
    <meta:editing-cycles>2</meta:editing-cycles>
    <meta:generator>LibreOffice/6.1.4.2$Linux_X86_64 LibreOffice_project/edc26d7faf41e406360d34efe1e39fe03035f7b0</meta:generator>
    <meta:document-statistic meta:object-count="21"/>
  </office:meta>
</office:document-meta>
</file>